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4"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table:style-name="ce5"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 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9">
          <table:table-cell office:value-type="string" calcext:value-type="string">
            <text:p>424. longest repeating character replacement</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res = 0 to be updated and returned, create a left=0, max frequency=0 var to be update by getting the highest possible number of times a character had occur, and a map to monitor the counts of characters in a current window. The window is r-l+1. Loop through all the characters and add them to map as the window increased in size. To check if the window is valid and shrink it, use this condition: (r-l+1) – max frequency &gt; k. Every time the window is shrink, decrease the frequency in map of the corresponding character and increment left pointer. Return res at the end.</text:p>
          </table:table-cell>
          <table:table-cell office:value-type="string" calcext:value-type="string">
            <text:p><text:a xlink:href="https://www.youtube.com/watch?v=gqXU1UyA8pk" xlink:type="simple">https://www.youtube.com/watch?v=gqXU1UyA8pk</text:a> </text:p>
          </table:table-cell>
        </table:table-row>
        <table:table-row table:style-name="ro9">
          <table:table-cell office:value-type="string" calcext:value-type="string">
            <text:p>567. permutation in string</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frequency map for each string in an array format where it’s keys are the index of every letter in the alphabet. Then loop through the second string and check if the map for the first string matches the map of the current window in the second string. If it matches return true, if not update the current window accordingly by increasing the count of the incoming letter in the map and decreasing the count of the leaving letter in the map. At the end check the match and return the result.</text:p>
          </table:table-cell>
          <table:table-cell office:value-type="string" calcext:value-type="string">
            <text:p><text:a xlink:href="https://www.youtube.com/watch?v=UbyhOgBN834" xlink:type="simple">https://www.youtube.com/watch?v=UbyhOgBN834</text:a> </text:p>
          </table:table-cell>
        </table:table-row>
        <table:table-row table:style-name="ro1">
          <table:table-cell office:value-type="string" calcext:value-type="string">
            <text:p>76. minimum window substring</text:p>
          </table:table-cell>
          <table:table-cell office:value-type="string" calcext:value-type="string">
            <text:p>hard</text:p>
          </table:table-cell>
          <table:table-cell office:value-type="string" calcext:value-type="string">
            <text:p>string</text:p>
          </table:table-cell>
          <table:table-cell office:value-type="string" calcext:value-type="string">
            <text:p>sliding window</text:p>
          </table:table-cell>
          <table:table-cell table:number-columns-repeated="2"/>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9">00-00-0000</text:date>, <text:time style:data-style-name="N2" text:time-value="07:54:11.3210140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09T12:06:54.357620735</dc:date>
    <meta:editing-duration>P1DT10H51M17S</meta:editing-duration>
    <meta:editing-cycles>203</meta:editing-cycles>
    <meta:generator>LibreOffice/24.2.3.2$Linux_X86_64 LibreOffice_project/433d9c2ded56988e8a90e6b2e771ee4e6a5ab2ba</meta:generator>
    <meta:document-statistic meta:table-count="5" meta:cell-count="201" meta:object-count="0"/>
  </office:meta>
</office:document-meta>
</file>